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-color="#ffcc00" draw:textarea-horizontal-align="justify" draw:textarea-vertical-align="middle" draw:auto-grow-height="false" fo:min-height="8.103cm" fo:min-width="8.211cm"/>
    </style:style>
    <style:style style:name="gr2" style:family="graphic" style:parent-style-name="standard">
      <style:graphic-properties draw:stroke="none" svg:stroke-color="#000000" draw:fill="none" draw:fill-color="#ffffff" fo:min-height="6.354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1.811cm" svg:x="4.275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303cm" svg:height="6.604cm" svg:x="4.91cm" svg:y="12.811cm">
          <draw:text-box>
            <text:p text:style-name="P2"><text:span text:style-name="T1">Induwara Jayalath</text:span></text:p>
            <text:p text:style-name="P2"><text:span text:style-name="T1">17020362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20:05:55.509877341</meta:creation-date>
    <dc:date>2018-02-19T20:08:46.101656313</dc:date>
    <meta:editing-duration>PT2M51S</meta:editing-duration>
    <meta:editing-cycles>1</meta:editing-cycles>
    <meta:document-statistic meta:object-count="2"/>
    <meta:generator>LibreOffice/5.1.6.2$Linux_X86_64 LibreOffice_project/10m0$Build-2</meta:generator>
  </office:meta>
</office:document-meta>
</file>